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7513in"/>
    </style:style>
    <style:style style:name="TableColumn3" style:family="table-column">
      <style:table-column-properties style:column-width="1.1826in"/>
    </style:style>
    <style:style style:name="TableColumn4" style:family="table-column">
      <style:table-column-properties style:column-width="0.827in"/>
    </style:style>
    <style:style style:name="TableColumn5" style:family="table-column">
      <style:table-column-properties style:column-width="1.1437in"/>
    </style:style>
    <style:style style:name="TableColumn6" style:family="table-column">
      <style:table-column-properties style:column-width="1.5159in"/>
    </style:style>
    <style:style style:name="TableColumn7" style:family="table-column">
      <style:table-column-properties style:column-width="1.1715in"/>
    </style:style>
    <style:style style:name="Table1" style:family="table" style:master-page-name="MP0">
      <style:table-properties style:width="6.592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26" style:parent-style-name="Fuentedepárrafopredeter." style:family="text">
      <style:text-properties style:font-name-complex="Calibri" fo:color="#051F4E" fo:letter-spacing="-0.0013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  <style:text-properties style:font-name-complex="Calibri" fo:color="#051F4E" fo:letter-spacing="-0.0013in"/>
    </style:style>
    <style:style style:name="P36" style:parent-style-name="Normal" style:family="paragraph">
      <style:paragraph-properties fo:margin-bottom="0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margin-bottom="0in"/>
    </style:style>
    <style:style style:name="P40" style:parent-style-name="Normal" style:family="paragraph">
      <style:paragraph-properties fo:margin-bottom="0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paragraph-properties fo:margin-bottom="0in"/>
    </style:style>
    <style:style style:name="P48" style:parent-style-name="Normal" style:family="paragraph">
      <style:paragraph-properties fo:margin-bottom="0in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P57" style:parent-style-name="Normal" style:family="paragraph">
      <style:paragraph-properties fo:margin-bottom="0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P63" style:parent-style-name="Normal" style:family="paragraph">
      <style:paragraph-properties fo:margin-bottom="0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P83" style:parent-style-name="Normal" style:family="paragraph">
      <style:paragraph-properties fo:margin-bottom="0in"/>
    </style:style>
    <style:style style:name="P84" style:parent-style-name="Normal" style:family="paragraph">
      <style:paragraph-properties fo:margin-bottom="0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P87" style:parent-style-name="Normal" style:family="paragraph">
      <style:paragraph-properties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0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lumno</text:p>
          </table:table-cell>
          <table:table-cell table:style-name="TableCell11">
            <text:p text:style-name="P12">Gramática</text:p>
          </table:table-cell>
          <table:table-cell table:style-name="TableCell13">
            <text:p text:style-name="P14">Lectura</text:p>
          </table:table-cell>
          <table:table-cell table:style-name="TableCell15">
            <text:p text:style-name="P16">Comprensión auditiva y lectora</text:p>
          </table:table-cell>
          <table:table-cell table:style-name="TableCell17">
            <text:p text:style-name="P18">Pronunciación</text:p>
          </table:table-cell>
          <table:table-cell table:style-name="TableCell19">
            <text:p text:style-name="P20">Vocabulario</text:p>
          </table:table-cell>
        </table:table-row>
        <table:table-row table:style-name="TableRow21">
          <table:table-cell table:style-name="TableCell22">
            <text:p text:style-name="P23">Mark</text:p>
          </table:table-cell>
          <table:table-cell table:style-name="TableCell24">
            <text:p text:style-name="P25"><text:span text:style-name="T26"><text:s/></text:span>...Ocurrió hace... años.<text:s/>(Revisa marcadores de tiempo pasado).</text:p>
            <text:p text:style-name="P27"/>
          </table:table-cell>
          <table:table-cell table:style-name="TableCell28">
            <text:p text:style-name="P29">Muy buena lectura.</text:p>
          </table:table-cell>
          <table:table-cell table:style-name="TableCell30">
            <text:p text:style-name="P31">Buena comprensión auditiva.</text:p>
          </table:table-cell>
          <table:table-cell table:style-name="TableCell32">
            <text:p text:style-name="P33">Muy buena pronunciación.<text:s/></text:p>
            <text:p text:style-name="P34">Corrige:</text:p>
            <text:p text:style-name="P35">...una catástrofe natural...</text:p>
            <text:p text:style-name="P36"/>
          </table:table-cell>
          <table:table-cell table:style-name="TableCell37">
            <text:p text:style-name="P38">Buen uso del vocabulario, pero puedes mejorar con más práctica:</text:p>
            <text:p text:style-name="P39">...muchos se quedaron.</text:p>
            <text:p text:style-name="P40"/>
          </table:table-cell>
        </table:table-row>
        <table:table-row table:style-name="TableRow41">
          <table:table-cell table:style-name="TableCell42">
            <text:p text:style-name="P43">Robby</text:p>
          </table:table-cell>
          <table:table-cell table:style-name="TableCell44">
            <text:p text:style-name="P45"/>
            <text:p text:style-name="P46">...Fue un desastre muy impactante en mi vida.</text:p>
            <text:p text:style-name="P47">En Carolina del Norte hubo una invasión...</text:p>
            <text:p text:style-name="P48">es el aumento de la temperatura del planeta...</text:p>
            <text:p text:style-name="P49">Esto causa que los niveles del mar aumenten.</text:p>
            <text:p text:style-name="Normal">…es el aumento de la temperatura del planeta...</text:p>
            <text:p text:style-name="P50"/>
          </table:table-cell>
          <table:table-cell table:style-name="TableCell51">
            <text:p text:style-name="P52">Muy buena lectura.</text:p>
          </table:table-cell>
          <table:table-cell table:style-name="TableCell53">
            <text:p text:style-name="P54">Buena comprensión auditiva.</text:p>
          </table:table-cell>
          <table:table-cell table:style-name="TableCell55">
            <text:p text:style-name="P56">Muy buena pronunciación. Revisa estas palabras:<text:s/>doscientos ochenta y ocho mil</text:p>
            <text:p text:style-name="P57">Causa</text:p>
            <text:p text:style-name="P58"/>
          </table:table-cell>
          <table:table-cell table:style-name="TableCell59">
            <text:p text:style-name="P60">Buen uso<text:s/>del vocabulario, pero sigue aprendiendo palabras nuevas.</text:p>
            <text:p text:style-name="P61"/>
            <text:p text:style-name="P62">impactante<text:s/></text:p>
            <text:p text:style-name="P63">Hubo</text:p>
          </table:table-cell>
        </table:table-row>
        <table:table-row table:style-name="TableRow64">
          <table:table-cell table:style-name="TableCell65">
            <text:p text:style-name="P66">Alessio</text:p>
          </table:table-cell>
          <table:table-cell table:style-name="TableCell67">
            <text:p text:style-name="P68"><text:s/>…son provocados por el hombre.</text:p>
            <text:p text:style-name="P69"/>
          </table:table-cell>
          <table:table-cell table:style-name="TableCell70">
            <text:p text:style-name="P71">Muy buena lectura.</text:p>
          </table:table-cell>
          <table:table-cell table:style-name="TableCell72">
            <text:p text:style-name="P73">Buena comprensión auditiva.</text:p>
          </table:table-cell>
          <table:table-cell table:style-name="TableCell74">
            <text:p text:style-name="P75">Muy buena pronunciación.<text:s/></text:p>
          </table:table-cell>
          <table:table-cell table:style-name="TableCell76">
            <text:p text:style-name="P77">Buen uso del vocabulario, pero sigue aprendiendo.</text:p>
          </table:table-cell>
        </table:table-row>
        <table:table-row table:style-name="TableRow78">
          <table:table-cell table:style-name="TableCell79">
            <text:p text:style-name="P80">Sandra</text:p>
          </table:table-cell>
          <table:table-cell table:style-name="TableCell81">
            <text:p text:style-name="P82">...y se está recuperando...</text:p>
            <text:p text:style-name="P83">…la foto…</text:p>
            <text:p text:style-name="P84">...porque ningún avión podía volar...</text:p>
            <text:p text:style-name="P85">...no hay ningún volcán...</text:p>
            <text:p text:style-name="P86">Pienso que tiene relación...</text:p>
            <text:p text:style-name="P87"/>
          </table:table-cell>
          <table:table-cell table:style-name="TableCell88">
            <text:p text:style-name="P89">Muy buena lectura.</text:p>
          </table:table-cell>
          <table:table-cell table:style-name="TableCell90">
            <text:p text:style-name="P91">Buena comprensión auditiva.</text:p>
          </table:table-cell>
          <table:table-cell table:style-name="TableCell92">
            <text:p text:style-name="P93">Muy buena pronunciación.</text:p>
          </table:table-cell>
          <table:table-cell table:style-name="TableCell94">
            <text:p text:style-name="P95">Levantó olas muy grandes...</text:p>
            <text:p text:style-name="P96"/>
          </table:table-cell>
        </table:table-row>
        <table:table-row table:style-name="TableRow97">
          <table:table-cell table:style-name="TableCell98">
            <text:p text:style-name="P99">Alan</text:p>
            <text:p text:style-name="P100"/>
          </table:table-cell>
          <table:table-cell table:style-name="TableCell101">
            <text:p text:style-name="P102">Cuando hay daños en el cuerpo muy malos...</text:p>
            <text:soft-page-break/>
            <text:p text:style-name="P103">Cuando puedes morir...</text:p>
            <text:p text:style-name="P104">Cuando hay un desastre natural, las personas en el centro buscan...</text:p>
            <text:p text:style-name="P105"/>
          </table:table-cell>
          <table:table-cell table:style-name="TableCell106">
            <text:p text:style-name="P107">No hizo lectura</text:p>
          </table:table-cell>
          <table:table-cell table:style-name="TableCell108">
            <text:p text:style-name="P109">Buena comprensión auditiva.</text:p>
          </table:table-cell>
          <table:table-cell table:style-name="TableCell110">
            <text:p text:style-name="P111">...una causa de esto...</text:p>
          </table:table-cell>
          <table:table-cell table:style-name="TableCell112">
            <text:p text:style-name="P113">Buen uso del vocabulario, pero sigue aprendiendo y fortaleciendo el<text:s/><text:soft-page-break/>vocabulario y el uso de los verbos.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1%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1%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1%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1%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1%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 fo:line-height="101%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 fo:line-height="101%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 fo:line-height="101%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 fo:line-height="101%"/>
      <style:text-properties style:font-name-asian="Times New Roman" fo:color="#272727" fo:hyphenate="false"/>
    </style:style>
    <style:style style:name="Normal" style:display-name="Normal" style:family="paragraph">
      <style:paragraph-properties fo:line-height="100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line-height="101%"/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line-height="101%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line-height="101%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1%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24T00:18:00Z</meta:creation-date>
    <dc:date>2026-01-24T00:38:00Z</dc:date>
    <meta:template xlink:href="Normal" xlink:type="simple"/>
    <meta:editing-cycles>4</meta:editing-cycles>
    <meta:editing-duration>PT1440S</meta:editing-duration>
    <meta:document-statistic meta:page-count="2" meta:paragraph-count="3" meta:word-count="235" meta:character-count="1528" meta:row-count="10" meta:non-whitespace-character-count="1296"/>
  </office:meta>
</office:document-meta>
</file>